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eabd5" officeooo:paragraph-rsid="000fc431" style:font-size-asian="10pt" style:font-size-complex="10pt"/>
    </style:style>
    <style:style style:name="P2" style:family="paragraph" style:parent-style-name="Standard">
      <style:text-properties fo:font-size="10pt" officeooo:paragraph-rsid="0012d515" style:font-size-asian="10pt" style:font-size-complex="10pt"/>
    </style:style>
    <style:style style:name="P3" style:family="paragraph" style:parent-style-name="Standard">
      <style:text-properties style:font-name="Bitstream Vera Sans Mono" fo:font-size="10pt" fo:font-weight="bold" officeooo:paragraph-rsid="0012d515" style:font-size-asian="10pt" style:font-weight-asian="bold" style:font-size-complex="10pt" style:font-weight-complex="bold"/>
    </style:style>
    <style:style style:name="P4" style:family="paragraph" style:parent-style-name="Heading_20_1">
      <style:text-properties officeooo:paragraph-rsid="000fc431"/>
    </style:style>
    <style:style style:name="T1" style:family="text">
      <style:text-properties style:font-name="Bitstream Vera Sans Mono" fo:font-weight="bold" officeooo:rsid="000eabd5" style:font-weight-asian="bold" style:font-weight-complex="bold"/>
    </style:style>
    <style:style style:name="T2" style:family="text">
      <style:text-properties style:font-name="Bitstream Vera Sans Mono" fo:font-weight="bold" officeooo:rsid="000fc431" style:font-weight-asian="bold" style:font-weight-complex="bold"/>
    </style:style>
    <style:style style:name="T3" style:family="text">
      <style:text-properties style:font-name="Bitstream Vera Sans Mono" fo:font-weight="bold" officeooo:rsid="0012d515" style:font-weight-asian="bold" style:font-weight-complex="bold"/>
    </style:style>
    <style:style style:name="T4" style:family="text">
      <style:text-properties officeooo:rsid="000eabd5"/>
    </style:style>
    <style:style style:name="T5" style:family="text">
      <style:text-properties fo:font-weight="bold" officeooo:rsid="000eabd5" style:font-weight-asian="bold" style:font-weight-complex="bold"/>
    </style:style>
    <style:style style:name="T6" style:family="text">
      <style:text-properties fo:font-weight="normal" officeooo:rsid="000eabd5" style:font-weight-asian="normal" style:font-weight-complex="normal"/>
    </style:style>
    <style:style style:name="T7" style:family="text">
      <style:text-properties fo:font-weight="normal" officeooo:rsid="000fc431" style:font-weight-asian="normal" style:font-weight-complex="normal"/>
    </style:style>
    <style:style style:name="T8" style:family="text">
      <style:text-properties officeooo:rsid="001295bd"/>
    </style:style>
    <style:style style:name="T9" style:family="text">
      <style:text-properties officeooo:rsid="000fc431"/>
    </style:style>
    <style:style style:name="T10" style:family="text">
      <style:text-properties style:font-name="Liberation Serif" fo:font-weight="bold" officeooo:rsid="0012d515" style:font-weight-asian="bold" style:font-weight-complex="bold"/>
    </style:style>
    <style:style style:name="T11" style:family="text">
      <style:text-properties style:font-name="Liberation Serif" fo:font-weight="normal" officeooo:rsid="000fc431" style:font-weight-asian="normal" style:font-weight-complex="normal"/>
    </style:style>
    <style:style style:name="T12" style:family="text">
      <style:text-properties style:font-name="Liberation Serif" fo:font-weight="normal" officeooo:rsid="0012d515" style:font-weight-asian="normal" style:font-weight-complex="normal"/>
    </style:style>
    <style:style style:name="T13" style:family="text">
      <style:text-properties officeooo:rsid="0012d515"/>
    </style:style>
    <style:style style:name="T14" style:family="text">
      <style:text-properties style:font-name="Bitstream Vera Sans Mono" fo:font-weight="bold" officeooo:rsid="000fc431" style:font-weight-asian="bold" style:font-weight-complex="bold"/>
    </style:style>
    <style:style style:name="T15" style:family="text">
      <style:text-properties style:font-name="Bitstream Vera Sans Mono" fo:font-weight="bold" officeooo:rsid="000eabd5" style:font-weight-asian="bold" style:font-weight-complex="bold"/>
    </style:style>
    <style:style style:name="T16" style:family="text">
      <style:text-properties style:text-position="super 58%" style:font-name="Liberation Serif" fo:font-weight="normal" officeooo:rsid="0012d515" style:font-weight-asian="normal" style:font-weight-complex="normal"/>
    </style:style>
    <style:style style:name="T17" style:family="text">
      <style:text-properties style:text-position="super 58%" style:font-name="Liberation Serif" fo:font-weight="bold" officeooo:rsid="0012d515" style:font-weight-asian="bold" style:font-weight-complex="bold"/>
    </style:style>
    <style:style style:name="T18" style:family="text">
      <style:text-properties style:text-position="0% 100%" style:font-name="Liberation Serif" fo:font-weight="normal" officeooo:rsid="0012d51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Homework <text:span text:style-name="T13">4 (10 points)</text:span></text:h>
      <text:p text:style-name="P1"/>
      <text:p text:style-name="P1">Due <text:span text:style-name="T8">Monday</text:span> <text:span text:style-name="T13">March 8</text:span> by <text:span text:style-name="T9">1:30PM</text:span>.</text:p>
      <text:p text:style-name="P1"/>
      <text:p text:style-name="P2"><text:span text:style-name="T4">Write an ARM assembly function </text:span><text:span text:style-name="T1">xtoy</text:span><text:span text:style-name="T4"> in a file named </text:span><text:span text:style-name="T3">fastxtoy.s</text:span><text:span text:style-name="T4"> that implementes the recursive </text:span><text:span text:style-name="T1">xtoy</text:span><text:span text:style-name="T4"> function below. </text:span><text:span text:style-name="T6"><text:s/></text:span><text:span text:style-name="T7">Put </text:span><text:span text:style-name="T4">your files in a directory named </text:span><text:span text:style-name="T1">hw</text:span><text:span text:style-name="T3">4</text:span><text:span text:style-name="T4"> <text:s/></text:span><text:span text:style-name="T6">and make sure it </text:span><text:span text:style-name="T7">assembles (</text:span><text:span text:style-name="T6">compiles</text:span><text:span text:style-name="T7">)</text:span><text:span text:style-name="T6"> separately using the command </text:span><text:span text:style-name="T1">gcc -c </text:span><text:span text:style-name="T3">fastxtoy</text:span><text:span text:style-name="T1">.</text:span><text:span text:style-name="T2">s. </text:span><text:span text:style-name="T11">Have a </text:span><text:span text:style-name="T2">main.c</text:span><text:span text:style-name="T11"> file that </text:span><text:span text:style-name="T12">takes two command line arguments as </text:span><text:span text:style-name="T10">x</text:span><text:span text:style-name="T12"> and </text:span><text:span text:style-name="T10">y</text:span><text:span text:style-name="T12"> and computes </text:span><text:span text:style-name="T10">x</text:span><text:span text:style-name="T17">y</text:span><text:span text:style-name="T18">. <text:s/>Make sure your function is properly recursive and manipulates (pushes and pops) the stack appropriately.</text:span></text:p>
      <text:p text:style-name="P2"><text:span text:style-name="T11"/></text:p>
      <text:p text:style-name="P3"><text:span text:style-name="T9">int xtoy(int x, int y) {</text:span></text:p>
      <text:p text:style-name="P3"><text:span text:style-name="T9"><text:s text:c="4"/>if (y == 0)</text:span></text:p>
      <text:p text:style-name="P3"><text:span text:style-name="T9"><text:s text:c="8"/>return 1;</text:span></text:p>
      <text:p text:style-name="P3"><text:span text:style-name="T9"><text:s text:c="4"/>else if (y % 2 == 1)</text:span></text:p>
      <text:p text:style-name="P3"><text:span text:style-name="T9"><text:s text:c="8"/>return x * xtoy(x, y - 1);</text:span></text:p>
      <text:p text:style-name="P3"><text:span text:style-name="T9"><text:s text:c="4"/>else {</text:span></text:p>
      <text:p text:style-name="P3"><text:span text:style-name="T9"><text:s text:c="8"/>int tmp = xtoy(x, y/2);</text:span></text:p>
      <text:p text:style-name="P3"><text:span text:style-name="T9"><text:s text:c="8"/>return tmp * tmp;</text:span></text:p>
      <text:p text:style-name="P3"><text:span text:style-name="T9"><text:s text:c="4"/>}</text:span></text:p>
      <text:p text:style-name="P2"><text:span text:style-name="T2">}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8:44:11.384713575</meta:creation-date>
    <dc:date>2021-03-01T15:21:18.034855515</dc:date>
    <meta:editing-duration>PT17M48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13" meta:word-count="120" meta:character-count="671" meta:non-whitespace-character-count="512"/>
  </office:meta>
</office:document-meta>
</file>